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7e25" officeooo:paragraph-rsid="00087e25"/>
    </style:style>
    <style:style style:name="P2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officeooo:rsid="00087e25" officeooo:paragraph-rsid="00087e25"/>
    </style:style>
    <style:style style:name="P3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officeooo:rsid="00087e25" officeooo:paragraph-rsid="00087e25"/>
    </style:style>
    <style:style style:name="P4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officeooo:rsid="00087e25" officeooo:paragraph-rsid="00087e25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.7 Fiche synthétique RC</text:p>
      <text:p text:style-name="P1">5.8 Fiche synthétique RL</text:p>
      <text:p text:style-name="P1">5.9 Fiche synthétique RLC</text:p>
      <text:p text:style-name="P1"/>
      <text:p text:style-name="P1">6. Analyse harmonique</text:p>
      <text:p text:style-name="P1">6.0 Transformée de Fourier</text:p>
      <text:p text:style-name="P1">6.0bis Spectre d’un signal</text:p>
      <text:p text:style-name="P1">6.1 Polarisation / Analyse petits signaux</text:p>
      <text:p text:style-name="P1">6.2 Notation complexe des sinusoides</text:p>
      <text:p text:style-name="P1">6.3 Impédance</text:p>
      <text:p text:style-name="P1">6.3.1 Définition</text:p>
      <text:p text:style-name="P1">6.3.2 Impédance du condensateur</text:p>
      <text:p text:style-name="P1">6.3.3 Impédance de la bobine</text:p>
      <text:p text:style-name="P1">6.3.4 Impédance de la résistance</text:p>
      <text:p text:style-name="P1">6.4 Fonction de transfert</text:p>
      <text:p text:style-name="P1">6.5 Diagramme de Bode</text:p>
      <text:p text:style-name="P1">6.6 Diagramme de Bode RC / RL</text:p>
      <text:p text:style-name="P1">6.7 Fiches de synthèse</text:p>
      <text:p text:style-name="P1"/>
      <text:p text:style-name="P1">PART II – Les semi conducteur</text:p>
      <text:p text:style-name="P1"/>
      <text:p text:style-name="P1">7 Introduction</text:p>
      <text:p text:style-name="P1"/>
      <text:p text:style-name="P1">8 La diode</text:p>
      <text:p text:style-name="P1"><text:tab/>pont de diodes</text:p>
      <text:p text:style-name="P1"/>
      <text:p text:style-name="P1">9 Le transistor BJT</text:p>
      <text:p text:style-name="P1"><text:tab/>- Modèles</text:p>
      <text:p text:style-name="P1"><text:s text:c="12"/>- Montage Emetteur Commun</text:p>
      <text:p text:style-name="P1"><text:s text:c="12"/>- Base Commune</text:p>
      <text:p text:style-name="P1"><text:s text:c="12"/>- Collecteur Commun</text:p>
      <text:p text:style-name="P1"><text:s text:c="12"/>- Emitter follower</text:p>
      <text:p text:style-name="P1"><text:s text:c="12"/>- Miroir de courant</text:p>
      <text:p text:style-name="P1"><text:s text:c="12"/>- Amplificateur differentiel</text:p>
      <text:p text:style-name="P1"><text:s text:c="12"/>- Topologies d’amplificateurs A,B,C,D</text:p>
      <text:p text:style-name="P1"/>
      <text:p text:style-name="P1">10 Le Mosfet</text:p>
      <text:p text:style-name="P1"/>
      <text:p text:style-name="P1">11 Diac / Triac</text:p>
      <text:p text:style-name="P1"/>
      <text:p text:style-name="P1"/>
      <text:p text:style-name="P1">Part III Modelisation des systemes</text:p>
      <text:p text:style-name="P1"/>
      <text:p text:style-name="P1">Modelisation des systemes a temps continu</text:p>
      <text:p text:style-name="P2">Laplace</text:p>
      <text:p text:style-name="P2">Fct de transfert </text:p>
      <text:p text:style-name="P3">Système du 1<text:span text:style-name="T1">er</text:span> ordre</text:p>
      <text:p text:style-name="P3">systeme du </text:p>
      <text:p text:style-name="P3">pole / zeros</text:p>
      <text:p text:style-name="P3">Stabilité</text:p>
      <text:p text:style-name="P3">Boucle</text:p>
      <text:p text:style-name="P3">etc.</text:p>
      <text:p text:style-name="P1"><text:soft-page-break/></text:p>
      <text:p text:style-name="P1"/>
      <text:p text:style-name="P1"/>
      <text:p text:style-name="P1">PART IV <text:s/>LES AOP</text:p>
      <text:p text:style-name="P1"/>
      <text:p text:style-name="P1">AOP</text:p>
      <text:p text:style-name="P1">Montages classiques ( Follower / Ampli / Ampli inverseur )</text:p>
      <text:p text:style-name="P1">Integrateur</text:p>
      <text:p text:style-name="P1">Derivateur</text:p>
      <text:p text:style-name="P1">Resistance negative</text:p>
      <text:p text:style-name="P1">Capaci / Bobine</text:p>
      <text:p text:style-name="P1"/>
      <text:p text:style-name="P1"/>
      <text:p text:style-name="P1">PART V : Filtrage</text:p>
      <text:p text:style-name="P1"/>
      <text:p text:style-name="P1">Gabarit</text:p>
      <text:p text:style-name="P1">Methodes de syntheses</text:p>
      <text:p text:style-name="P1"/>
      <text:p text:style-name="P1">Part VI : Oscillateurs</text:p>
      <text:p text:style-name="P1">Principe</text:p>
      <text:p text:style-name="P1">Colpitts and co.</text:p>
      <text:p text:style-name="P1"/>
      <text:p text:style-name="P1"/>
      <text:p text:style-name="P1">PART VI : Les composants courants</text:p>
      <text:p text:style-name="P1"/>
      <text:p text:style-name="P1">La resistor</text:p>
      <text:p text:style-name="P1">Les condensateurs</text:p>
      <text:p text:style-name="P1">Les bobines</text:p>
      <text:p text:style-name="P1">Les diodes</text:p>
      <text:p text:style-name="P1">- diodes redresseur</text:p>
      <text:p text:style-name="P1">- TVS</text:p>
      <text:p text:style-name="P1">- shottky</text:p>
      <text:p text:style-name="P1">- zener</text:p>
      <text:p text:style-name="P1">- Les LEDS</text:p>
      <text:p text:style-name="P1">- Les photodiodes</text:p>
      <text:p text:style-name="P1">Varicap</text:p>
      <text:p text:style-name="P1">transformateur</text:p>
      <text:p text:style-name="P1">Resistance variable</text:p>
      <text:p text:style-name="P1">CTN</text:p>
      <text:p text:style-name="P1">LDR</text:p>
      <text:p text:style-name="P1">Photodiode</text:p>
      <text:p text:style-name="P1">Photo-transistor</text:p>
      <text:p text:style-name="P1">thermocouple</text:p>
      <text:p text:style-name="P1">...</text:p>
      <text:p text:style-name="P1"/>
      <text:p text:style-name="P1">PART VII : Montages classiques / Régulation de tension</text:p>
      <text:p text:style-name="P1"/>
      <text:p text:style-name="P1">LDO</text:p>
      <text:p text:style-name="P1">Regulateur de tension</text:p>
      <text:p text:style-name="P1">hacheurs</text:p>
      <text:p text:style-name="P1">Flyback</text:p>
      <text:p text:style-name="P1"/>
      <text:p text:style-name="P1"><text:soft-page-break/>PART VIII : RF / Lignes de transmission</text:p>
      <text:p text:style-name="P1">Lignes de transmission</text:p>
      <text:p text:style-name="P1">Equation des telegraphistes</text:p>
      <text:p text:style-name="P1">Abaque de Smith</text:p>
      <text:p text:style-name="P1">Les stubs</text:p>
      <text:p text:style-name="P1">Les guides d’ondes</text:p>
      <text:p text:style-name="P1">etc. etc.</text:p>
      <text:p text:style-name="P1"/>
      <text:p text:style-name="P1"/>
      <text:p text:style-name="P1">PART IX : Modélisation <text:s/>moteur</text:p>
      <text:p text:style-name="P1">moteur CC</text:p>
      <text:p text:style-name="P1">moteur Brushless</text:p>
      <text:p text:style-name="P1">Stepper</text:p>
      <text:p text:style-name="P1"/>
      <text:p text:style-name="P1"/>
      <text:p text:style-name="P1">ANNEXE D : Résolution des EDO</text:p>
      <text:p text:style-name="P1">- EDO homogène ordre 1</text:p>
      <text:p text:style-name="P1">- EDO homogène ordre 2</text:p>
      <text:p text:style-name="P1">- EDO Cas général</text:p>
      <text:p text:style-name="P1">- Methode de la variation de la constante</text:p>
      <text:p text:style-name="P1"/>
      <text:p text:style-name="P1">Annexe E : Fourier</text:p>
      <text:p text:style-name="P1"/>
      <text:p text:style-name="P1">Annexe F : Laplace</text:p>
      <text:p text:style-name="P1"/>
      <text:p text:style-name="P1">Annexe G : ng-spice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22:06:13.065756407</meta:creation-date>
    <dc:date>2024-03-17T23:29:35.249292627</dc:date>
    <meta:editing-duration>PT1H23M23S</meta:editing-duration>
    <meta:editing-cycles>1</meta:editing-cycles>
    <meta:document-statistic meta:table-count="0" meta:image-count="0" meta:object-count="0" meta:page-count="3" meta:paragraph-count="99" meta:word-count="314" meta:character-count="1908" meta:non-whitespace-character-count="1602"/>
    <meta:generator>LibreOffice/7.6.5.2$Linux_X86_64 LibreOffice_project/60$Build-2</meta:generator>
  </office:meta>
</office:document-meta>
</file>